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afafa" draw:textarea-horizontal-align="justify" draw:textarea-vertical-align="middle" draw:auto-grow-height="false" fo:min-height="14.25cm" fo:min-width="26.25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1cm" draw:marker-end-width="0.21cm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afafa" draw:textarea-horizontal-align="justify" draw:textarea-vertical-align="middle" draw:auto-grow-height="false" fo:min-height="1.75cm" fo:min-width="1cm"/>
    </style:style>
    <style:style style:name="gr6" style:family="graphic" style:parent-style-name="standard">
      <style:graphic-properties draw:stroke="dash" draw:stroke-dash="Long_20_Dash" svg:stroke-width="0.05cm" svg:stroke-color="#000000" draw:marker-start-width="0.28cm" draw:marker-end-width="0.28cm" draw:fill-color="#fafafa" draw:textarea-horizontal-align="justify" draw:textarea-vertical-align="middle" draw:auto-grow-height="false" fo:min-height="10cm" fo:min-width="1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08cm" draw:marker-end-width="0.0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5cm" fo:min-width="1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solid" draw:stroke-dash="Ultrafine_20_Dotted_20__28_var_29_" svg:stroke-width="0.05cm" svg:stroke-color="#000000" draw:marker-start-width="0.28cm" draw:marker-end-width="0.28cm" draw:fill-color="#fafafa" draw:textarea-horizontal-align="justify" draw:textarea-vertical-align="middle" draw:auto-grow-height="false" fo:min-height="2cm" fo:min-width="1.5cm" fo:padding-top="0.15cm" fo:padding-bottom="0.15cm" fo:padding-left="0.275cm" fo:padding-right="0.275cm"/>
      <style:paragraph-properties style:writing-mode="lr-tb"/>
    </style:style>
    <style:style style:name="gr13" style:family="graphic" style:parent-style-name="objectwithoutfill">
      <style:graphic-properties draw:marker-end="线条箭头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objectwithoutfill">
      <style:graphic-properties svg:stroke-width="0.05cm" svg:stroke-color="#000000" draw:marker-start-width="0.28cm" draw:marker-end="Triangle" draw:marker-end-width="0.38cm" draw:fill="none" draw:fill-color="#fafafa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00" draw:marker-start-width="0.28cm" draw:marker-end-width="0.28cm" draw:fill="none" draw:fill-color="#fafafa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18" style:family="graphic" style:parent-style-name="objectwithoutfill">
      <style:graphic-properties svg:stroke-color="#000000" draw:marker-end="线条箭头_20_4" draw:marker-end-width="0.3cm" draw:fill="none" draw:fill-color="#fafafa" draw:textarea-vertical-align="middle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-color="#fafaf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afafa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afafa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measurelines" svg:width="26.75cm" svg:height="14.5cm" svg:x="1.5cm" svg:y="5cm">
          <text:p/>
          <draw:enhanced-geometry svg:viewBox="0 0 21600 21600" draw:type="rectangle" draw:enhanced-path="M 0 0 L 21600 0 21600 21600 0 21600 0 0 Z N"/>
        </draw:custom-shape>
        <draw:g>
          <draw:glue-point draw:id="4" svg:x="-5cm" svg:y="-2cm"/>
          <draw:glue-point draw:id="5" svg:x="-5cm" svg:y="2cm"/>
          <draw:glue-point draw:id="6" svg:x="-5cm" svg:y="4cm"/>
          <draw:glue-point draw:id="7" svg:x="5cm" svg:y="1cm"/>
          <draw:g>
            <draw:glue-point draw:id="4" svg:x="-5cm" svg:y="-3.75cm"/>
            <draw:glue-point draw:id="5" svg:x="-5cm" svg:y="-1.25cm"/>
            <draw:glue-point draw:id="6" svg:x="-5cm" svg:y="1.25cm"/>
            <draw:glue-point draw:id="7" svg:x="-5cm" svg:y="3.75cm"/>
            <draw:polygon draw:style-name="gr2" draw:text-style-name="P2" draw:layer="measurelines" svg:width="1.999cm" svg:height="0.499cm" draw:transform="rotate (-1.5707963267949) translate (9cm 2.25cm)" svg:viewBox="0 0 2000 500" draw:points="0,500 2000,500 1750,0 250,0">
              <text:p/>
            </draw:polygon>
            <draw:line draw:style-name="gr2" draw:text-style-name="P2" draw:layer="layout" svg:x1="8cm" svg:y1="2.5cm" svg:x2="8.5cm" svg:y2="2.5cm">
              <text:p/>
            </draw:line>
            <draw:line draw:style-name="gr2" draw:text-style-name="P2" draw:layer="layout" svg:x1="8cm" svg:y1="3cm" svg:x2="8.5cm" svg:y2="3cm">
              <text:p/>
            </draw:line>
            <draw:line draw:style-name="gr2" draw:text-style-name="P2" draw:layer="layout" svg:x1="8cm" svg:y1="3.5cm" svg:x2="8.5cm" svg:y2="3.5cm">
              <text:p/>
            </draw:line>
            <draw:line draw:style-name="gr2" draw:text-style-name="P2" draw:layer="layout" svg:x1="8cm" svg:y1="4cm" svg:x2="8.5cm" svg:y2="4cm">
              <text:p/>
            </draw:line>
            <draw:line draw:style-name="gr2" draw:text-style-name="P2" draw:layer="layout" svg:x1="9cm" svg:y1="3.25cm" svg:x2="9.5cm" svg:y2="3.25cm">
              <text:p/>
            </draw:line>
          </draw:g>
          <draw:line draw:style-name="gr2" draw:text-style-name="P2" draw:layer="measurelines" svg:x1="8.75cm" svg:y1="2.38cm" svg:x2="8.75cm" svg:y2="1.75cm">
            <text:p/>
          </draw:line>
        </draw:g>
        <draw:g>
          <draw:glue-point draw:id="4" svg:x="-3.571cm" svg:y="-3.333cm"/>
          <draw:glue-point draw:id="5" svg:x="-3.571cm" svg:y="-1.666cm"/>
          <draw:glue-point draw:id="6" svg:x="-3.571cm" svg:y="1.666cm"/>
          <draw:glue-point draw:id="7" svg:x="-3.571cm" svg:y="3.333cm"/>
          <draw:glue-point draw:id="8" svg:x="5cm" svg:y="0cm"/>
          <draw:g>
            <draw:g>
              <draw:custom-shape draw:style-name="gr3" draw:text-style-name="P3" draw:layer="measurelines" svg:width="0.125cm" svg:height="0.125cm" svg:x="10cm" svg:y="3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3" draw:layer="measurelines" svg:width="0.125cm" svg:height="0.125cm" svg:x="10.25cm" svg:y="3.19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3" draw:layer="measurelines" svg:width="0.125cm" svg:height="0.125cm" svg:x="10.5cm" svg:y="3.1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polygon draw:style-name="gr2" draw:text-style-name="P2" draw:layer="measurelines" svg:width="1.677cm" svg:height="2.682cm" draw:transform="skewX (-0.000698131700797606) rotate (-0.464606646880891) translate (10.750239884593cm 1.74952054358766cm)" svg:viewBox="0 0 1678 2683" draw:points="0,1 559,0 1678,2235 1342,2683">
              <text:p/>
            </draw:polygon>
            <draw:line draw:style-name="gr2" draw:text-style-name="P2" draw:layer="measurelines" svg:x1="10.25cm" svg:y1="2.25cm" svg:x2="10.75cm" svg:y2="2.25cm">
              <text:p/>
            </draw:line>
            <draw:line draw:style-name="gr2" draw:text-style-name="P2" draw:layer="measurelines" svg:x1="10.25cm" svg:y1="2.75cm" svg:x2="10.75cm" svg:y2="2.75cm">
              <text:p/>
            </draw:line>
            <draw:line draw:style-name="gr2" draw:text-style-name="P2" draw:layer="measurelines" svg:x1="10.25cm" svg:y1="3.75cm" svg:x2="10.75cm" svg:y2="3.75cm">
              <text:p/>
            </draw:line>
            <draw:line draw:style-name="gr2" draw:text-style-name="P2" draw:layer="measurelines" svg:x1="10.25cm" svg:y1="4.25cm" svg:x2="10.75cm" svg:y2="4.25cm">
              <text:p/>
            </draw:line>
            <draw:line draw:style-name="gr2" draw:text-style-name="P2" draw:layer="measurelines" svg:x1="11.25cm" svg:y1="3.25cm" svg:x2="11.75cm" svg:y2="3.25cm">
              <text:p/>
            </draw:line>
          </draw:g>
        </draw:g>
        <draw:polygon draw:style-name="gr4" draw:text-style-name="P2" draw:layer="measurelines" svg:width="1.999cm" svg:height="0.499cm" draw:transform="rotate (-1.5707963267949) translate (13.5cm 2.25cm)" svg:viewBox="0 0 2000 500" draw:points="0,500 2000,500 1750,0 250,0">
          <text:p/>
        </draw:polygon>
        <draw:custom-shape draw:style-name="gr5" draw:text-style-name="P1" draw:layer="measurelines" svg:width="1.5cm" svg:height="2cm" svg:x="5.25cm" svg:y="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measurelines" svg:width="15.5cm" svg:height="10.25cm" svg:x="2cm" svg:y="6.25cm">
          <text:p/>
          <draw:enhanced-geometry svg:viewBox="0 0 21600 21600" draw:type="rectangle" draw:enhanced-path="M 0 0 L 21600 0 21600 21600 0 21600 0 0 Z N"/>
        </draw:custom-shape>
        <draw:g xml:id="id2" draw:id="id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13.25cm 6.75cm)" svg:viewBox="0 0 2000 500" draw:points="0,500 2000,500 1750,0 250,0">
            <text:p/>
          </draw:polygon>
          <draw:line draw:style-name="gr2" draw:text-style-name="P2" draw:layer="layout" svg:x1="12.25cm" svg:y1="7cm" svg:x2="12.75cm" svg:y2="7cm">
            <text:p/>
          </draw:line>
          <draw:line draw:style-name="gr2" draw:text-style-name="P2" draw:layer="layout" svg:x1="12.25cm" svg:y1="7.5cm" svg:x2="12.75cm" svg:y2="7.5cm">
            <text:p/>
          </draw:line>
          <draw:line draw:style-name="gr2" draw:text-style-name="P2" draw:layer="layout" svg:x1="12.25cm" svg:y1="8cm" svg:x2="12.75cm" svg:y2="8cm">
            <text:p/>
          </draw:line>
          <draw:line draw:style-name="gr2" draw:text-style-name="P2" draw:layer="layout" svg:x1="12.25cm" svg:y1="8.5cm" svg:x2="12.75cm" svg:y2="8.5cm">
            <text:p/>
          </draw:line>
          <draw:line draw:style-name="gr2" draw:text-style-name="P2" draw:layer="layout" svg:x1="13.25cm" svg:y1="7.75cm" svg:x2="13.75cm" svg:y2="7.75cm">
            <text:p/>
          </draw:line>
        </draw:g>
        <draw:g xml:id="id7" draw:id="id7">
          <draw:g>
            <draw:polygon draw:style-name="gr2" draw:text-style-name="P2" draw:layer="measurelines" svg:width="1.999cm" svg:height="0.519cm" draw:transform="rotate (-1.5707963267949) translate (17.25cm 6.7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14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14cm 8.75cm)" svg:viewBox="0 0 2000 520" draw:points="2000,520 0,520 235,0 1765,0">
              <text:p/>
            </draw:polygon>
          </draw:g>
          <draw:line draw:style-name="gr2" draw:text-style-name="P2" draw:layer="measurelines" svg:x1="14cm" svg:y1="7.75cm" svg:x2="13.75cm" svg:y2="7.75cm">
            <text:p/>
          </draw:line>
          <draw:line draw:style-name="gr2" draw:text-style-name="P2" draw:layer="measurelines" svg:x1="17.25cm" svg:y1="7.75cm" svg:x2="17.5cm" svg:y2="7.75cm">
            <text:p/>
          </draw:line>
        </draw:g>
        <draw:g xml:id="id9" draw:id="id9">
          <draw:g>
            <draw:polygon draw:style-name="gr2" draw:text-style-name="P2" draw:layer="measurelines" svg:width="1.999cm" svg:height="0.519cm" draw:transform="rotate (-1.5707963267949) translate (17.25cm 9.2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14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14cm 11.25cm)" svg:viewBox="0 0 2000 520" draw:points="2000,520 0,520 235,0 1765,0">
              <text:p/>
            </draw:polygon>
          </draw:g>
          <draw:line draw:style-name="gr2" draw:text-style-name="P2" draw:layer="measurelines" svg:x1="14cm" svg:y1="10.25cm" svg:x2="13.75cm" svg:y2="10.25cm">
            <text:p/>
          </draw:line>
          <draw:line draw:style-name="gr2" draw:text-style-name="P2" draw:layer="measurelines" svg:x1="17.25cm" svg:y1="10.25cm" svg:x2="17.5cm" svg:y2="10.25cm">
            <text:p/>
          </draw:line>
        </draw:g>
        <draw:g xml:id="id10" draw:id="id10">
          <draw:g>
            <draw:polygon draw:style-name="gr2" draw:text-style-name="P2" draw:layer="measurelines" svg:width="1.999cm" svg:height="0.519cm" draw:transform="rotate (-1.5707963267949) translate (17.25cm 11.7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14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14cm 13.75cm)" svg:viewBox="0 0 2000 520" draw:points="2000,520 0,520 235,0 1765,0">
              <text:p/>
            </draw:polygon>
          </draw:g>
          <draw:line draw:style-name="gr2" draw:text-style-name="P2" draw:layer="measurelines" svg:x1="14cm" svg:y1="12.75cm" svg:x2="13.75cm" svg:y2="12.75cm">
            <text:p/>
          </draw:line>
          <draw:line draw:style-name="gr2" draw:text-style-name="P2" draw:layer="measurelines" svg:x1="17.25cm" svg:y1="12.75cm" svg:x2="17.5cm" svg:y2="12.75cm">
            <text:p/>
          </draw:line>
        </draw:g>
        <draw:g xml:id="id11" draw:id="id11">
          <draw:g>
            <draw:polygon draw:style-name="gr2" draw:text-style-name="P2" draw:layer="measurelines" svg:width="1.999cm" svg:height="0.519cm" draw:transform="rotate (-1.5707963267949) translate (17.25cm 14.2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14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14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14cm 16.25cm)" svg:viewBox="0 0 2000 520" draw:points="2000,520 0,520 235,0 1765,0">
              <text:p/>
            </draw:polygon>
          </draw:g>
          <draw:line draw:style-name="gr2" draw:text-style-name="P2" draw:layer="measurelines" svg:x1="14cm" svg:y1="15.25cm" svg:x2="13.75cm" svg:y2="15.25cm">
            <text:p/>
          </draw:line>
          <draw:line draw:style-name="gr2" draw:text-style-name="P2" draw:layer="measurelines" svg:x1="17.25cm" svg:y1="15.25cm" svg:x2="17.5cm" svg:y2="15.25cm">
            <text:p/>
          </draw:line>
        </draw:g>
        <draw:g xml:id="id6" draw:id="id6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13.25cm 9.25cm)" svg:viewBox="0 0 2000 500" draw:points="0,500 2000,500 1750,0 250,0">
            <text:p/>
          </draw:polygon>
          <draw:line draw:style-name="gr2" draw:text-style-name="P2" draw:layer="layout" svg:x1="12.25cm" svg:y1="9.5cm" svg:x2="12.75cm" svg:y2="9.5cm">
            <text:p/>
          </draw:line>
          <draw:line draw:style-name="gr2" draw:text-style-name="P2" draw:layer="layout" svg:x1="12.25cm" svg:y1="10cm" svg:x2="12.75cm" svg:y2="10cm">
            <text:p/>
          </draw:line>
          <draw:line draw:style-name="gr2" draw:text-style-name="P2" draw:layer="layout" svg:x1="12.25cm" svg:y1="10.5cm" svg:x2="12.75cm" svg:y2="10.5cm">
            <text:p/>
          </draw:line>
          <draw:line draw:style-name="gr2" draw:text-style-name="P2" draw:layer="layout" svg:x1="12.25cm" svg:y1="11cm" svg:x2="12.75cm" svg:y2="11cm">
            <text:p/>
          </draw:line>
          <draw:line draw:style-name="gr2" draw:text-style-name="P2" draw:layer="layout" svg:x1="13.25cm" svg:y1="10.25cm" svg:x2="13.75cm" svg:y2="10.2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13.25cm 11.75cm)" svg:viewBox="0 0 2000 500" draw:points="0,500 2000,500 1750,0 250,0">
            <text:p/>
          </draw:polygon>
          <draw:line draw:style-name="gr2" draw:text-style-name="P2" draw:layer="layout" svg:x1="12.25cm" svg:y1="12cm" svg:x2="12.75cm" svg:y2="12cm">
            <text:p/>
          </draw:line>
          <draw:line draw:style-name="gr2" draw:text-style-name="P2" draw:layer="layout" svg:x1="12.25cm" svg:y1="12.5cm" svg:x2="12.75cm" svg:y2="12.5cm">
            <text:p/>
          </draw:line>
          <draw:line draw:style-name="gr2" draw:text-style-name="P2" draw:layer="layout" svg:x1="12.25cm" svg:y1="13cm" svg:x2="12.75cm" svg:y2="13cm">
            <text:p/>
          </draw:line>
          <draw:line draw:style-name="gr2" draw:text-style-name="P2" draw:layer="layout" svg:x1="12.25cm" svg:y1="13.5cm" svg:x2="12.75cm" svg:y2="13.5cm">
            <text:p/>
          </draw:line>
          <draw:line draw:style-name="gr2" draw:text-style-name="P2" draw:layer="layout" svg:x1="13.25cm" svg:y1="12.75cm" svg:x2="13.75cm" svg:y2="12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13.25cm 14.25cm)" svg:viewBox="0 0 2000 500" draw:points="0,500 2000,500 1750,0 250,0">
            <text:p/>
          </draw:polygon>
          <draw:line draw:style-name="gr2" draw:text-style-name="P2" draw:layer="layout" svg:x1="12.25cm" svg:y1="14.5cm" svg:x2="12.75cm" svg:y2="14.5cm">
            <text:p/>
          </draw:line>
          <draw:line draw:style-name="gr2" draw:text-style-name="P2" draw:layer="layout" svg:x1="12.25cm" svg:y1="15cm" svg:x2="12.75cm" svg:y2="15cm">
            <text:p/>
          </draw:line>
          <draw:line draw:style-name="gr2" draw:text-style-name="P2" draw:layer="layout" svg:x1="12.25cm" svg:y1="15.5cm" svg:x2="12.75cm" svg:y2="15.5cm">
            <text:p/>
          </draw:line>
          <draw:line draw:style-name="gr2" draw:text-style-name="P2" draw:layer="layout" svg:x1="12.25cm" svg:y1="16cm" svg:x2="12.75cm" svg:y2="16cm">
            <text:p/>
          </draw:line>
          <draw:line draw:style-name="gr2" draw:text-style-name="P2" draw:layer="layout" svg:x1="13.25cm" svg:y1="15.25cm" svg:x2="13.75cm" svg:y2="15.25cm">
            <text:p/>
          </draw:line>
        </draw:g>
        <draw:g xml:id="id5" draw:id="id5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5" draw:layer="measurelines" svg:width="1.5cm" svg:height="2cm" svg:x="5.75cm" svg:y="6.75cm">
            <text:p text:style-name="P4"><text:span text:style-name="T1">过滤器</text:span></text:p>
            <text:p text:style-name="P4"><text:span text:style-name="T1">(</text:span><text:span text:style-name="T1">通过</text:span><text:span text:style-name="T1">0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7cm" svg:x2="7.25cm" svg:y2="7cm">
            <text:p/>
          </draw:line>
          <draw:line draw:style-name="gr9" draw:text-style-name="P2" draw:layer="measurelines" svg:x1="7.75cm" svg:y1="7.5cm" svg:x2="7.25cm" svg:y2="7.5cm">
            <text:p/>
          </draw:line>
          <draw:line draw:style-name="gr9" draw:text-style-name="P2" draw:layer="measurelines" svg:x1="7.75cm" svg:y1="8cm" svg:x2="7.25cm" svg:y2="8cm">
            <text:p/>
          </draw:line>
          <draw:line draw:style-name="gr9" draw:text-style-name="P2" draw:layer="measurelines" svg:x1="7.75cm" svg:y1="8.5cm" svg:x2="7.25cm" svg:y2="8.5cm">
            <text:p/>
          </draw:line>
          <draw:line draw:style-name="gr9" draw:text-style-name="P2" draw:layer="measurelines" svg:x1="5.25cm" svg:y1="7cm" svg:x2="5.75cm" svg:y2="7cm">
            <text:p/>
          </draw:line>
          <draw:line draw:style-name="gr9" draw:text-style-name="P2" draw:layer="measurelines" svg:x1="5.25cm" svg:y1="7.5cm" svg:x2="5.75cm" svg:y2="7.5cm">
            <text:p/>
          </draw:line>
          <draw:line draw:style-name="gr9" draw:text-style-name="P2" draw:layer="measurelines" svg:x1="5.25cm" svg:y1="8cm" svg:x2="5.75cm" svg:y2="8cm">
            <text:p/>
          </draw:line>
          <draw:line draw:style-name="gr9" draw:text-style-name="P2" draw:layer="measurelines" svg:x1="5.25cm" svg:y1="8.5cm" svg:x2="5.75cm" svg:y2="8.5cm">
            <text:p/>
          </draw:line>
        </draw:g>
        <draw:g xml:id="id1" draw:id="id1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5" draw:layer="measurelines" svg:width="1.5cm" svg:height="2cm" svg:x="5.75cm" svg:y="9.25cm">
            <text:p text:style-name="P6"><text:span text:style-name="T1">过滤器</text:span></text:p>
            <text:p text:style-name="P6"><text:span text:style-name="T1">(</text:span><text:span text:style-name="T1">通过</text:span><text:span text:style-name="T1">1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9.5cm" svg:x2="7.25cm" svg:y2="9.5cm">
            <text:p/>
          </draw:line>
          <draw:line draw:style-name="gr9" draw:text-style-name="P2" draw:layer="measurelines" svg:x1="7.75cm" svg:y1="10cm" svg:x2="7.25cm" svg:y2="10cm">
            <text:p/>
          </draw:line>
          <draw:line draw:style-name="gr9" draw:text-style-name="P2" draw:layer="measurelines" svg:x1="7.75cm" svg:y1="10.5cm" svg:x2="7.25cm" svg:y2="10.5cm">
            <text:p/>
          </draw:line>
          <draw:line draw:style-name="gr9" draw:text-style-name="P2" draw:layer="measurelines" svg:x1="7.75cm" svg:y1="11cm" svg:x2="7.25cm" svg:y2="11cm">
            <text:p/>
          </draw:line>
          <draw:line draw:style-name="gr9" draw:text-style-name="P2" draw:layer="measurelines" svg:x1="5.25cm" svg:y1="9.5cm" svg:x2="5.75cm" svg:y2="9.5cm">
            <text:p/>
          </draw:line>
          <draw:line draw:style-name="gr9" draw:text-style-name="P2" draw:layer="measurelines" svg:x1="5.25cm" svg:y1="10cm" svg:x2="5.75cm" svg:y2="10cm">
            <text:p/>
          </draw:line>
          <draw:line draw:style-name="gr9" draw:text-style-name="P2" draw:layer="measurelines" svg:x1="5.25cm" svg:y1="10.5cm" svg:x2="5.75cm" svg:y2="10.5cm">
            <text:p/>
          </draw:line>
          <draw:line draw:style-name="gr9" draw:text-style-name="P2" draw:layer="measurelines" svg:x1="5.25cm" svg:y1="11cm" svg:x2="5.75cm" svg:y2="11cm">
            <text:p/>
          </draw:line>
        </draw:g>
        <draw:g xml:id="id3" draw:id="id3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5" draw:layer="measurelines" svg:width="1.5cm" svg:height="2cm" svg:x="5.75cm" svg:y="11.75cm">
            <text:p text:style-name="P6"><text:span text:style-name="T1">过滤器</text:span></text:p>
            <text:p text:style-name="P6"><text:span text:style-name="T1">(</text:span><text:span text:style-name="T1">通过</text:span><text:span text:style-name="T1">2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2cm" svg:x2="7.25cm" svg:y2="12cm">
            <text:p/>
          </draw:line>
          <draw:line draw:style-name="gr9" draw:text-style-name="P2" draw:layer="measurelines" svg:x1="7.75cm" svg:y1="12.5cm" svg:x2="7.25cm" svg:y2="12.5cm">
            <text:p/>
          </draw:line>
          <draw:line draw:style-name="gr9" draw:text-style-name="P2" draw:layer="measurelines" svg:x1="7.75cm" svg:y1="13cm" svg:x2="7.25cm" svg:y2="13cm">
            <text:p/>
          </draw:line>
          <draw:line draw:style-name="gr9" draw:text-style-name="P2" draw:layer="measurelines" svg:x1="7.75cm" svg:y1="13.5cm" svg:x2="7.25cm" svg:y2="13.5cm">
            <text:p/>
          </draw:line>
          <draw:line draw:style-name="gr9" draw:text-style-name="P2" draw:layer="measurelines" svg:x1="5.25cm" svg:y1="12cm" svg:x2="5.75cm" svg:y2="12cm">
            <text:p/>
          </draw:line>
          <draw:line draw:style-name="gr9" draw:text-style-name="P2" draw:layer="measurelines" svg:x1="5.25cm" svg:y1="12.5cm" svg:x2="5.75cm" svg:y2="12.5cm">
            <text:p/>
          </draw:line>
          <draw:line draw:style-name="gr9" draw:text-style-name="P2" draw:layer="measurelines" svg:x1="5.25cm" svg:y1="13cm" svg:x2="5.75cm" svg:y2="13cm">
            <text:p/>
          </draw:line>
          <draw:line draw:style-name="gr9" draw:text-style-name="P2" draw:layer="measurelines" svg:x1="5.25cm" svg:y1="13.5cm" svg:x2="5.75cm" svg:y2="13.5cm">
            <text:p/>
          </draw:line>
        </draw:g>
        <draw:g xml:id="id4" draw:id="id4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5" draw:layer="measurelines" svg:width="1.5cm" svg:height="2cm" svg:x="5.75cm" svg:y="14.25cm">
            <text:p text:style-name="P6"><text:span text:style-name="T1">过滤器</text:span></text:p>
            <text:p text:style-name="P6"><text:span text:style-name="T1">(</text:span><text:span text:style-name="T1">通过</text:span><text:span text:style-name="T1">3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4.5cm" svg:x2="7.25cm" svg:y2="14.5cm">
            <text:p/>
          </draw:line>
          <draw:line draw:style-name="gr9" draw:text-style-name="P2" draw:layer="measurelines" svg:x1="7.75cm" svg:y1="15cm" svg:x2="7.25cm" svg:y2="15cm">
            <text:p/>
          </draw:line>
          <draw:line draw:style-name="gr9" draw:text-style-name="P2" draw:layer="measurelines" svg:x1="7.75cm" svg:y1="15.5cm" svg:x2="7.25cm" svg:y2="15.5cm">
            <text:p/>
          </draw:line>
          <draw:line draw:style-name="gr9" draw:text-style-name="P2" draw:layer="measurelines" svg:x1="7.75cm" svg:y1="16cm" svg:x2="7.25cm" svg:y2="16cm">
            <text:p/>
          </draw:line>
          <draw:line draw:style-name="gr9" draw:text-style-name="P2" draw:layer="measurelines" svg:x1="5.25cm" svg:y1="14.5cm" svg:x2="5.75cm" svg:y2="14.5cm">
            <text:p/>
          </draw:line>
          <draw:line draw:style-name="gr9" draw:text-style-name="P2" draw:layer="measurelines" svg:x1="5.25cm" svg:y1="15cm" svg:x2="5.75cm" svg:y2="15cm">
            <text:p/>
          </draw:line>
          <draw:line draw:style-name="gr9" draw:text-style-name="P2" draw:layer="measurelines" svg:x1="5.25cm" svg:y1="15.5cm" svg:x2="5.75cm" svg:y2="15.5cm">
            <text:p/>
          </draw:line>
          <draw:line draw:style-name="gr9" draw:text-style-name="P2" draw:layer="measurelines" svg:x1="5.25cm" svg:y1="16cm" svg:x2="5.75cm" svg:y2="16cm">
            <text:p/>
          </draw:line>
        </draw:g>
        <draw:line draw:style-name="gr10" draw:text-style-name="P2" draw:layer="measurelines" svg:x1="7.75cm" svg:y1="7cm" svg:x2="12.25cm" svg:y2="7cm">
          <text:p/>
        </draw:line>
        <draw:connector draw:style-name="gr10" draw:text-style-name="P2" draw:layer="measurelines" draw:type="line" svg:x1="7.75cm" svg:y1="9.5cm" svg:x2="12.25cm" svg:y2="7.5cm" draw:start-shape="id1" draw:start-glue-point="4" draw:end-shape="id2" draw:end-glue-point="5" svg:d="M7750 9500l4500-2000" svg:viewBox="0 0 4501 2001">
          <text:p/>
        </draw:connector>
        <draw:connector draw:style-name="gr10" draw:text-style-name="P2" draw:layer="measurelines" draw:type="line" svg:x1="7.75cm" svg:y1="12cm" svg:x2="12.25cm" svg:y2="8cm" draw:start-shape="id3" draw:start-glue-point="4" draw:end-shape="id2" draw:end-glue-point="6" svg:d="M7750 12000l4500-4000" svg:viewBox="0 0 4501 4001">
          <text:p/>
        </draw:connector>
        <draw:connector draw:style-name="gr10" draw:text-style-name="P2" draw:layer="measurelines" draw:type="line" svg:x1="7.75cm" svg:y1="14.5cm" svg:x2="12.25cm" svg:y2="8.5cm" draw:start-shape="id4" draw:start-glue-point="4" draw:end-shape="id2" draw:end-glue-point="7" svg:d="M7750 14500l4500-6000" svg:viewBox="0 0 4501 6001">
          <text:p/>
        </draw:connector>
        <draw:connector draw:style-name="gr10" draw:text-style-name="P2" draw:layer="measurelines" draw:type="line" svg:x1="7.75cm" svg:y1="7.5cm" svg:x2="12.25cm" svg:y2="9.5cm" draw:start-shape="id5" draw:start-glue-point="5" draw:end-shape="id6" draw:end-glue-point="4" svg:d="M7750 7500l4500 2000" svg:viewBox="0 0 4501 2001">
          <text:p/>
        </draw:connector>
        <draw:connector draw:style-name="gr10" draw:text-style-name="P2" draw:layer="measurelines" draw:type="line" svg:x1="7.75cm" svg:y1="10cm" svg:x2="12.25cm" svg:y2="10cm" draw:start-shape="id1" draw:start-glue-point="5" draw:end-shape="id6" draw:end-glue-point="5" svg:d="M7750 10000h4500" svg:viewBox="0 0 4501 1">
          <text:p/>
        </draw:connector>
        <draw:line draw:style-name="gr10" draw:text-style-name="P2" draw:layer="measurelines" svg:x1="7.75cm" svg:y1="12.5cm" svg:x2="12.25cm" svg:y2="10.5cm">
          <text:p/>
        </draw:line>
        <draw:connector draw:style-name="gr10" draw:text-style-name="P2" draw:layer="measurelines" draw:type="line" svg:x1="7.75cm" svg:y1="15cm" svg:x2="12.25cm" svg:y2="11cm" draw:start-shape="id4" draw:start-glue-point="5" draw:end-shape="id6" draw:end-glue-point="7" svg:d="M7750 15000l4500-4000" svg:viewBox="0 0 4501 4001">
          <text:p/>
        </draw:connector>
        <draw:line draw:style-name="gr10" draw:text-style-name="P2" draw:layer="measurelines" svg:x1="7.75cm" svg:y1="8cm" svg:x2="12.25cm" svg:y2="12cm">
          <text:p/>
        </draw:line>
        <draw:line draw:style-name="gr10" draw:text-style-name="P2" draw:layer="measurelines" svg:x1="7.75cm" svg:y1="10.5cm" svg:x2="12.25cm" svg:y2="12.5cm">
          <text:p/>
        </draw:line>
        <draw:line draw:style-name="gr10" draw:text-style-name="P2" draw:layer="measurelines" svg:x1="7.75cm" svg:y1="13cm" svg:x2="12.25cm" svg:y2="13cm">
          <text:p/>
        </draw:line>
        <draw:line draw:style-name="gr10" draw:text-style-name="P2" draw:layer="measurelines" svg:x1="7.75cm" svg:y1="15.5cm" svg:x2="12.25cm" svg:y2="13.5cm">
          <text:p/>
        </draw:line>
        <draw:line draw:style-name="gr10" draw:text-style-name="P2" draw:layer="measurelines" svg:x1="7.75cm" svg:y1="8.5cm" svg:x2="12.25cm" svg:y2="14.5cm">
          <text:p/>
        </draw:line>
        <draw:line draw:style-name="gr10" draw:text-style-name="P2" draw:layer="measurelines" svg:x1="7.75cm" svg:y1="11cm" svg:x2="12.25cm" svg:y2="15cm">
          <text:p/>
        </draw:line>
        <draw:line draw:style-name="gr10" draw:text-style-name="P2" draw:layer="measurelines" svg:x1="7.75cm" svg:y1="13.5cm" svg:x2="12.25cm" svg:y2="15.5cm">
          <text:p/>
        </draw:line>
        <draw:line draw:style-name="gr10" draw:text-style-name="P2" draw:layer="measurelines" svg:x1="7.75cm" svg:y1="16cm" svg:x2="12.25cm" svg:y2="16cm">
          <text:p/>
        </draw:line>
        <draw:custom-shape draw:style-name="gr11" draw:text-style-name="P5" draw:layer="measurelines" svg:width="1.5cm" svg:height="2cm" svg:x="2.25cm" svg:y="10.5cm">
          <text:p text:style-name="P4"><text:span text:style-name="T2">旋转移动器</text:span>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3.75cm" svg:y1="11.5cm" svg:x2="4.25cm" svg:y2="11.501cm">
          <text:p/>
        </draw:line>
        <draw:g>
          <draw:line draw:style-name="gr10" draw:text-style-name="P2" draw:layer="measurelines" svg:x1="4.25cm" svg:y1="7cm" svg:x2="4.25cm" svg:y2="16cm">
            <text:p/>
          </draw:line>
          <draw:line draw:style-name="gr10" draw:text-style-name="P2" draw:layer="measurelines" svg:x1="4.25cm" svg:y1="7cm" svg:x2="5.25cm" svg:y2="7cm">
            <text:p/>
          </draw:line>
          <draw:line draw:style-name="gr10" draw:text-style-name="P2" draw:layer="measurelines" svg:x1="5.25cm" svg:y1="7.5cm" svg:x2="4.25cm" svg:y2="7.5cm">
            <text:p/>
          </draw:line>
          <draw:line draw:style-name="gr10" draw:text-style-name="P2" draw:layer="measurelines" svg:x1="5.25cm" svg:y1="8cm" svg:x2="4.25cm" svg:y2="8cm">
            <text:p/>
          </draw:line>
          <draw:line draw:style-name="gr10" draw:text-style-name="P2" draw:layer="measurelines" svg:x1="5.25cm" svg:y1="8.5cm" svg:x2="4.25cm" svg:y2="8.5cm">
            <text:p/>
          </draw:line>
          <draw:line draw:style-name="gr10" draw:text-style-name="P2" draw:layer="measurelines" svg:x1="5.25cm" svg:y1="9.5cm" svg:x2="4.25cm" svg:y2="9.5cm">
            <text:p/>
          </draw:line>
          <draw:line draw:style-name="gr10" draw:text-style-name="P2" draw:layer="measurelines" svg:x1="5.25cm" svg:y1="10cm" svg:x2="4.25cm" svg:y2="10cm">
            <text:p/>
          </draw:line>
          <draw:line draw:style-name="gr10" draw:text-style-name="P2" draw:layer="measurelines" svg:x1="5.25cm" svg:y1="10.5cm" svg:x2="4.25cm" svg:y2="10.5cm">
            <text:p/>
          </draw:line>
          <draw:line draw:style-name="gr10" draw:text-style-name="P2" draw:layer="measurelines" svg:x1="5.25cm" svg:y1="11cm" svg:x2="4.25cm" svg:y2="11cm">
            <text:p/>
          </draw:line>
          <draw:line draw:style-name="gr10" draw:text-style-name="P2" draw:layer="measurelines" svg:x1="5.25cm" svg:y1="12cm" svg:x2="4.25cm" svg:y2="12cm">
            <text:p/>
          </draw:line>
          <draw:line draw:style-name="gr10" draw:text-style-name="P2" draw:layer="measurelines" svg:x1="5.25cm" svg:y1="12.5cm" svg:x2="4.25cm" svg:y2="12.5cm">
            <text:p/>
          </draw:line>
          <draw:line draw:style-name="gr10" draw:text-style-name="P2" draw:layer="measurelines" svg:x1="5.25cm" svg:y1="13cm" svg:x2="4.25cm" svg:y2="13cm">
            <text:p/>
          </draw:line>
          <draw:line draw:style-name="gr10" draw:text-style-name="P2" draw:layer="measurelines" svg:x1="5.25cm" svg:y1="13.5cm" svg:x2="4.25cm" svg:y2="13.5cm">
            <text:p/>
          </draw:line>
          <draw:line draw:style-name="gr10" draw:text-style-name="P2" draw:layer="measurelines" svg:x1="5.25cm" svg:y1="14.5cm" svg:x2="4.25cm" svg:y2="14.5cm">
            <text:p/>
          </draw:line>
          <draw:line draw:style-name="gr10" draw:text-style-name="P2" draw:layer="measurelines" svg:x1="5.25cm" svg:y1="15cm" svg:x2="4.25cm" svg:y2="15cm">
            <text:p/>
          </draw:line>
          <draw:line draw:style-name="gr10" draw:text-style-name="P2" draw:layer="measurelines" svg:x1="5.25cm" svg:y1="15.5cm" svg:x2="4.25cm" svg:y2="15.5cm">
            <text:p/>
          </draw:line>
          <draw:line draw:style-name="gr10" draw:text-style-name="P2" draw:layer="measurelines" svg:x1="5.25cm" svg:y1="16cm" svg:x2="4.25cm" svg:y2="16cm">
            <text:p/>
          </draw:line>
        </draw:g>
        <draw:g>
          <draw:g>
            <draw:polygon draw:style-name="gr2" draw:text-style-name="P2" draw:layer="measurelines" svg:width="1.999cm" svg:height="0.519cm" draw:transform="rotate (-1.5707963267949) translate (25.25cm 6.7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22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22cm 8.75cm)" svg:viewBox="0 0 2000 520" draw:points="2000,520 0,520 235,0 1765,0">
              <text:p/>
            </draw:polygon>
          </draw:g>
          <draw:line draw:style-name="gr2" draw:text-style-name="P2" draw:layer="measurelines" svg:x1="22cm" svg:y1="7.75cm" svg:x2="21.75cm" svg:y2="7.75cm">
            <text:p/>
          </draw:line>
          <draw:line draw:style-name="gr2" draw:text-style-name="P2" draw:layer="measurelines" svg:x1="25.25cm" svg:y1="7.75cm" svg:x2="25.5cm" svg:y2="7.75cm">
            <text:p/>
          </draw:line>
        </draw:g>
        <draw:g>
          <draw:g>
            <draw:polygon draw:style-name="gr2" draw:text-style-name="P2" draw:layer="measurelines" svg:width="1.999cm" svg:height="0.519cm" draw:transform="rotate (-1.5707963267949) translate (25.25cm 9.2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22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22cm 11.25cm)" svg:viewBox="0 0 2000 520" draw:points="2000,520 0,520 235,0 1765,0">
              <text:p/>
            </draw:polygon>
          </draw:g>
          <draw:line draw:style-name="gr2" draw:text-style-name="P2" draw:layer="measurelines" svg:x1="22cm" svg:y1="10.25cm" svg:x2="21.75cm" svg:y2="10.25cm">
            <text:p/>
          </draw:line>
          <draw:line draw:style-name="gr2" draw:text-style-name="P2" draw:layer="measurelines" svg:x1="25.25cm" svg:y1="10.25cm" svg:x2="25.5cm" svg:y2="10.25cm">
            <text:p/>
          </draw:line>
        </draw:g>
        <draw:g>
          <draw:g>
            <draw:polygon draw:style-name="gr2" draw:text-style-name="P2" draw:layer="measurelines" svg:width="1.999cm" svg:height="0.519cm" draw:transform="rotate (-1.5707963267949) translate (25.25cm 11.7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22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22cm 13.75cm)" svg:viewBox="0 0 2000 520" draw:points="2000,520 0,520 235,0 1765,0">
              <text:p/>
            </draw:polygon>
          </draw:g>
          <draw:line draw:style-name="gr2" draw:text-style-name="P2" draw:layer="measurelines" svg:x1="22cm" svg:y1="12.75cm" svg:x2="21.75cm" svg:y2="12.75cm">
            <text:p/>
          </draw:line>
          <draw:line draw:style-name="gr2" draw:text-style-name="P2" draw:layer="measurelines" svg:x1="25.25cm" svg:y1="12.75cm" svg:x2="25.5cm" svg:y2="12.75cm">
            <text:p/>
          </draw:line>
        </draw:g>
        <draw:g>
          <draw:g>
            <draw:polygon draw:style-name="gr2" draw:text-style-name="P2" draw:layer="measurelines" svg:width="1.999cm" svg:height="0.519cm" draw:transform="rotate (-1.5707963267949) translate (25.25cm 14.25cm)" svg:viewBox="0 0 2000 520" draw:points="0,520 2000,520 1765,0 235,0">
              <text:p/>
            </draw:polygon>
            <draw:custom-shape draw:style-name="gr7" draw:text-style-name="P1" draw:layer="measurelines" svg:width="1.95cm" svg:height="0.353cm" svg:x="22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measurelines" svg:width="1.95cm" svg:height="0.353cm" svg:x="22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measurelines" svg:width="1.999cm" svg:height="0.519cm" draw:transform="rotate (1.5707963267949) translate (22cm 16.25cm)" svg:viewBox="0 0 2000 520" draw:points="2000,520 0,520 235,0 1765,0">
              <text:p/>
            </draw:polygon>
          </draw:g>
          <draw:line draw:style-name="gr2" draw:text-style-name="P2" draw:layer="measurelines" svg:x1="22cm" svg:y1="15.25cm" svg:x2="21.75cm" svg:y2="15.25cm">
            <text:p/>
          </draw:line>
          <draw:line draw:style-name="gr2" draw:text-style-name="P2" draw:layer="measurelines" svg:x1="25.25cm" svg:y1="15.25cm" svg:x2="25.5cm" svg:y2="15.25cm">
            <text:p/>
          </draw:line>
        </draw:g>
        <draw:g xml:id="id8" draw:id="id8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21.25cm 6.75cm)" svg:viewBox="0 0 2000 500" draw:points="0,500 2000,500 1750,0 250,0">
            <text:p/>
          </draw:polygon>
          <draw:line draw:style-name="gr2" draw:text-style-name="P2" draw:layer="layout" svg:x1="20.25cm" svg:y1="7cm" svg:x2="20.75cm" svg:y2="7cm">
            <text:p/>
          </draw:line>
          <draw:line draw:style-name="gr2" draw:text-style-name="P2" draw:layer="layout" svg:x1="20.25cm" svg:y1="7.5cm" svg:x2="20.75cm" svg:y2="7.5cm">
            <text:p/>
          </draw:line>
          <draw:line draw:style-name="gr2" draw:text-style-name="P2" draw:layer="layout" svg:x1="20.25cm" svg:y1="8cm" svg:x2="20.75cm" svg:y2="8cm">
            <text:p/>
          </draw:line>
          <draw:line draw:style-name="gr2" draw:text-style-name="P2" draw:layer="layout" svg:x1="20.25cm" svg:y1="8.5cm" svg:x2="20.75cm" svg:y2="8.5cm">
            <text:p/>
          </draw:line>
          <draw:line draw:style-name="gr2" draw:text-style-name="P2" draw:layer="layout" svg:x1="21.25cm" svg:y1="7.75cm" svg:x2="21.75cm" svg:y2="7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21.25cm 9.25cm)" svg:viewBox="0 0 2000 500" draw:points="0,500 2000,500 1750,0 250,0">
            <text:p/>
          </draw:polygon>
          <draw:line draw:style-name="gr2" draw:text-style-name="P2" draw:layer="layout" svg:x1="20.25cm" svg:y1="9.5cm" svg:x2="20.75cm" svg:y2="9.5cm">
            <text:p/>
          </draw:line>
          <draw:line draw:style-name="gr2" draw:text-style-name="P2" draw:layer="layout" svg:x1="20.25cm" svg:y1="10cm" svg:x2="20.75cm" svg:y2="10cm">
            <text:p/>
          </draw:line>
          <draw:line draw:style-name="gr2" draw:text-style-name="P2" draw:layer="layout" svg:x1="20.25cm" svg:y1="10.5cm" svg:x2="20.75cm" svg:y2="10.5cm">
            <text:p/>
          </draw:line>
          <draw:line draw:style-name="gr2" draw:text-style-name="P2" draw:layer="layout" svg:x1="20.25cm" svg:y1="11cm" svg:x2="20.75cm" svg:y2="11cm">
            <text:p/>
          </draw:line>
          <draw:line draw:style-name="gr2" draw:text-style-name="P2" draw:layer="layout" svg:x1="21.25cm" svg:y1="10.25cm" svg:x2="21.75cm" svg:y2="10.25cm">
            <text:p/>
          </draw:line>
        </draw:g>
        <draw:g xml:id="id12" draw:id="id1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21.25cm 11.75cm)" svg:viewBox="0 0 2000 500" draw:points="0,500 2000,500 1750,0 250,0">
            <text:p/>
          </draw:polygon>
          <draw:line draw:style-name="gr2" draw:text-style-name="P2" draw:layer="layout" svg:x1="20.25cm" svg:y1="12cm" svg:x2="20.75cm" svg:y2="12cm">
            <text:p/>
          </draw:line>
          <draw:line draw:style-name="gr2" draw:text-style-name="P2" draw:layer="layout" svg:x1="20.25cm" svg:y1="12.5cm" svg:x2="20.75cm" svg:y2="12.5cm">
            <text:p/>
          </draw:line>
          <draw:line draw:style-name="gr2" draw:text-style-name="P2" draw:layer="layout" svg:x1="20.25cm" svg:y1="13cm" svg:x2="20.75cm" svg:y2="13cm">
            <text:p/>
          </draw:line>
          <draw:line draw:style-name="gr2" draw:text-style-name="P2" draw:layer="layout" svg:x1="20.25cm" svg:y1="13.5cm" svg:x2="20.75cm" svg:y2="13.5cm">
            <text:p/>
          </draw:line>
          <draw:line draw:style-name="gr2" draw:text-style-name="P2" draw:layer="layout" svg:x1="21.25cm" svg:y1="12.75cm" svg:x2="21.75cm" svg:y2="12.75cm">
            <text:p/>
          </draw:line>
        </draw:g>
        <draw:g xml:id="id13" draw:id="id13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2" draw:text-style-name="P2" draw:layer="measurelines" svg:width="1.999cm" svg:height="0.499cm" draw:transform="rotate (-1.5707963267949) translate (21.25cm 14.25cm)" svg:viewBox="0 0 2000 500" draw:points="0,500 2000,500 1750,0 250,0">
            <text:p/>
          </draw:polygon>
          <draw:line draw:style-name="gr2" draw:text-style-name="P2" draw:layer="layout" svg:x1="20.25cm" svg:y1="14.5cm" svg:x2="20.75cm" svg:y2="14.5cm">
            <text:p/>
          </draw:line>
          <draw:line draw:style-name="gr2" draw:text-style-name="P2" draw:layer="layout" svg:x1="20.25cm" svg:y1="15cm" svg:x2="20.75cm" svg:y2="15cm">
            <text:p/>
          </draw:line>
          <draw:line draw:style-name="gr2" draw:text-style-name="P2" draw:layer="layout" svg:x1="20.25cm" svg:y1="15.5cm" svg:x2="20.75cm" svg:y2="15.5cm">
            <text:p/>
          </draw:line>
          <draw:line draw:style-name="gr2" draw:text-style-name="P2" draw:layer="layout" svg:x1="20.25cm" svg:y1="16cm" svg:x2="20.75cm" svg:y2="16cm">
            <text:p/>
          </draw:line>
          <draw:line draw:style-name="gr2" draw:text-style-name="P2" draw:layer="layout" svg:x1="21.25cm" svg:y1="15.25cm" svg:x2="21.75cm" svg:y2="15.25cm">
            <text:p/>
          </draw:line>
        </draw:g>
        <draw:connector draw:style-name="gr10" draw:text-style-name="P2" draw:layer="measurelines" draw:type="line" svg:x1="17.5cm" svg:y1="7.75cm" svg:x2="20.25cm" svg:y2="7cm" draw:start-shape="id7" draw:start-glue-point="1" draw:end-shape="id8" draw:end-glue-point="4" svg:d="M17500 7750l2750-750" svg:viewBox="0 0 2751 751">
          <text:p/>
        </draw:connector>
        <draw:connector draw:style-name="gr10" draw:text-style-name="P2" draw:layer="measurelines" draw:type="line" svg:x1="17.5cm" svg:y1="10.25cm" svg:x2="20.25cm" svg:y2="7.5cm" draw:start-shape="id9" draw:start-glue-point="1" draw:end-shape="id8" draw:end-glue-point="5" svg:d="M17500 10250l2750-2750" svg:viewBox="0 0 2751 2751">
          <text:p/>
        </draw:connector>
        <draw:connector draw:style-name="gr10" draw:text-style-name="P2" draw:layer="measurelines" draw:type="line" svg:x1="17.5cm" svg:y1="12.75cm" svg:x2="20.25cm" svg:y2="8cm" draw:start-shape="id10" draw:start-glue-point="1" draw:end-shape="id8" draw:end-glue-point="6" svg:d="M17500 12750l2750-4750" svg:viewBox="0 0 2751 4751">
          <text:p/>
        </draw:connector>
        <draw:connector draw:style-name="gr10" draw:text-style-name="P2" draw:layer="measurelines" draw:type="line" svg:x1="17.5cm" svg:y1="15.25cm" svg:x2="20.25cm" svg:y2="8.5cm" draw:start-shape="id11" draw:start-glue-point="1" draw:end-shape="id8" draw:end-glue-point="7" svg:d="M17500 15250l2750-6750" svg:viewBox="0 0 2751 6751">
          <text:p/>
        </draw:connector>
        <draw:line draw:style-name="gr10" draw:text-style-name="P2" draw:layer="measurelines" svg:x1="17.5cm" svg:y1="7.75cm" svg:x2="20.25cm" svg:y2="9.5cm">
          <text:p/>
        </draw:line>
        <draw:line draw:style-name="gr10" draw:text-style-name="P2" draw:layer="measurelines" svg:x1="17.5cm" svg:y1="10.25cm" svg:x2="20.25cm" svg:y2="10cm">
          <text:p/>
        </draw:line>
        <draw:connector draw:style-name="gr10" draw:text-style-name="P2" draw:layer="measurelines" draw:type="line" svg:x1="17.5cm" svg:y1="10.25cm" svg:x2="20.25cm" svg:y2="12.5cm" draw:start-shape="id9" draw:start-glue-point="1" draw:end-shape="id12" draw:end-glue-point="5" svg:d="M17500 10250l2750 2250" svg:viewBox="0 0 2751 2251">
          <text:p/>
        </draw:connector>
        <draw:line draw:style-name="gr10" draw:text-style-name="P2" draw:layer="measurelines" svg:x1="17.5cm" svg:y1="12.75cm" svg:x2="20.25cm" svg:y2="10.5cm">
          <text:p/>
        </draw:line>
        <draw:line draw:style-name="gr10" draw:text-style-name="P2" draw:layer="measurelines" svg:x1="17.5cm" svg:y1="15.25cm" svg:x2="20.25cm" svg:y2="11cm">
          <text:p/>
        </draw:line>
        <draw:line draw:style-name="gr10" draw:text-style-name="P2" draw:layer="measurelines" svg:x1="17.5cm" svg:y1="7.75cm" svg:x2="20.25cm" svg:y2="12cm">
          <text:p/>
        </draw:line>
        <draw:line draw:style-name="gr10" draw:text-style-name="P2" draw:layer="measurelines" svg:x1="17.5cm" svg:y1="12.75cm" svg:x2="20.25cm" svg:y2="13cm">
          <text:p/>
        </draw:line>
        <draw:line draw:style-name="gr10" draw:text-style-name="P2" draw:layer="measurelines" svg:x1="17.5cm" svg:y1="15.25cm" svg:x2="20.25cm" svg:y2="13.5cm">
          <text:p/>
        </draw:line>
        <draw:line draw:style-name="gr10" draw:text-style-name="P2" draw:layer="measurelines" svg:x1="17.5cm" svg:y1="7.75cm" svg:x2="20.25cm" svg:y2="14.5cm">
          <text:p/>
        </draw:line>
        <draw:connector draw:style-name="gr10" draw:text-style-name="P2" draw:layer="measurelines" draw:type="line" svg:x1="17.5cm" svg:y1="10.25cm" svg:x2="20.25cm" svg:y2="15cm" draw:start-shape="id9" draw:start-glue-point="1" draw:end-shape="id13" draw:end-glue-point="5" svg:d="M17500 10250l2750 4750" svg:viewBox="0 0 2751 4751">
          <text:p/>
        </draw:connector>
        <draw:line draw:style-name="gr10" draw:text-style-name="P2" draw:layer="measurelines" svg:x1="17.5cm" svg:y1="12.75cm" svg:x2="20.25cm" svg:y2="15.5cm">
          <text:p/>
        </draw:line>
        <draw:connector draw:style-name="gr10" draw:text-style-name="P2" draw:layer="measurelines" draw:type="line" svg:x1="17.5cm" svg:y1="15.25cm" svg:x2="20.25cm" svg:y2="16cm" draw:start-shape="id11" draw:start-glue-point="1" draw:end-shape="id13" draw:end-glue-point="7" svg:d="M17500 15250l2750 750" svg:viewBox="0 0 2751 751">
          <text:p/>
        </draw:connector>
        <draw:custom-shape draw:style-name="gr12" draw:text-style-name="P5" xml:id="id14" draw:id="id14" draw:layer="layout" svg:width="2cm" svg:height="2.25cm" svg:x="18.25cm" svg:y="16.75cm">
          <text:p text:style-name="P4"><text:span text:style-name="T3">选择控制器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measurelines" svg:x1="0.75cm" svg:y1="10.75cm" svg:x2="2.25cm" svg:y2="10.75cm">
          <text:p/>
        </draw:line>
        <draw:line draw:style-name="gr13" draw:text-style-name="P2" draw:layer="measurelines" svg:x1="0.75cm" svg:y1="11.25cm" svg:x2="2.25cm" svg:y2="11.25cm">
          <text:p/>
        </draw:line>
        <draw:line draw:style-name="gr13" draw:text-style-name="P2" draw:layer="measurelines" svg:x1="0.75cm" svg:y1="11.75cm" svg:x2="2.25cm" svg:y2="11.75cm">
          <text:p/>
        </draw:line>
        <draw:line draw:style-name="gr13" draw:text-style-name="P2" draw:layer="measurelines" svg:x1="0.75cm" svg:y1="12.25cm" svg:x2="2.25cm" svg:y2="12.25cm">
          <text:p/>
        </draw:line>
        <draw:frame draw:style-name="gr14" draw:text-style-name="P7" draw:layer="measurelines" svg:width="0.502cm" svg:height="1.466cm" svg:x="6.75cm" svg:y="7.75cm">
          <draw:text-box>
            <text:p/>
          </draw:text-box>
        </draw:frame>
        <draw:connector draw:style-name="gr15" draw:text-style-name="P8" draw:layer="measurelines" svg:x1="20.25cm" svg:y1="17.875cm" svg:x2="21cm" svg:y2="16.25cm" draw:start-shape="id14" draw:start-glue-point="1" draw:end-shape="id13" draw:end-glue-point="2" svg:d="M20250 17875h750v-1625" svg:viewBox="0 0 751 1626">
          <text:p/>
        </draw:connector>
        <draw:g>
          <draw:g>
            <draw:line draw:style-name="gr16" draw:text-style-name="P8" draw:layer="measurelines" svg:x1="25.5cm" svg:y1="7.75cm" svg:x2="25.75cm" svg:y2="7.75cm">
              <text:p/>
            </draw:line>
            <draw:g>
              <draw:custom-shape draw:style-name="gr11" draw:text-style-name="P5" draw:layer="measurelines" svg:width="1.5cm" svg:height="2cm" svg:x="25.75cm" svg:y="6.75cm">
                <text:p text:style-name="P4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16" draw:text-style-name="P8" draw:layer="measurelines" svg:x1="27.25cm" svg:y1="7.75cm" svg:x2="27.5cm" svg:y2="7.75cm">
                <text:p/>
              </draw:line>
            </draw:g>
          </draw:g>
          <draw:g>
            <draw:line draw:style-name="gr16" draw:text-style-name="P8" draw:layer="measurelines" svg:x1="25.5cm" svg:y1="10.25cm" svg:x2="25.75cm" svg:y2="10.25cm">
              <text:p/>
            </draw:line>
            <draw:g>
              <draw:custom-shape draw:style-name="gr17" draw:text-style-name="P5" draw:layer="measurelines" svg:width="1.5cm" svg:height="2cm" svg:x="25.75cm" svg:y="9.25cm">
                <text:p text:style-name="P4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16" draw:text-style-name="P8" draw:layer="measurelines" svg:x1="27.25cm" svg:y1="10.25cm" svg:x2="27.5cm" svg:y2="10.25cm">
                <text:p/>
              </draw:line>
            </draw:g>
          </draw:g>
          <draw:g>
            <draw:line draw:style-name="gr16" draw:text-style-name="P8" draw:layer="measurelines" svg:x1="25.5cm" svg:y1="12.75cm" svg:x2="25.75cm" svg:y2="12.75cm">
              <text:p/>
            </draw:line>
            <draw:g>
              <draw:custom-shape draw:style-name="gr17" draw:text-style-name="P5" draw:layer="measurelines" svg:width="1.5cm" svg:height="2cm" svg:x="25.75cm" svg:y="11.75cm">
                <text:p text:style-name="P4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16" draw:text-style-name="P8" draw:layer="measurelines" svg:x1="27.25cm" svg:y1="12.75cm" svg:x2="27.5cm" svg:y2="12.75cm">
                <text:p/>
              </draw:line>
            </draw:g>
          </draw:g>
          <draw:g>
            <draw:line draw:style-name="gr16" draw:text-style-name="P8" draw:layer="measurelines" svg:x1="25.5cm" svg:y1="15.25cm" svg:x2="25.75cm" svg:y2="15.25cm">
              <text:p/>
            </draw:line>
            <draw:g>
              <draw:custom-shape draw:style-name="gr17" draw:text-style-name="P5" draw:layer="measurelines" svg:width="1.5cm" svg:height="2cm" svg:x="25.75cm" svg:y="14.25cm">
                <text:p text:style-name="P4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16" draw:text-style-name="P8" draw:layer="measurelines" svg:x1="27.25cm" svg:y1="15.25cm" svg:x2="27.5cm" svg:y2="15.25cm">
                <text:p/>
              </draw:line>
            </draw:g>
          </draw:g>
          <draw:line draw:style-name="gr18" draw:text-style-name="P8" draw:layer="measurelines" svg:x1="27.5cm" svg:y1="7.75cm" svg:x2="28.7cm" svg:y2="7.75cm">
            <text:p/>
          </draw:line>
          <draw:line draw:style-name="gr18" draw:text-style-name="P8" draw:layer="measurelines" svg:x1="27.5cm" svg:y1="10.25cm" svg:x2="28.7cm" svg:y2="10.25cm">
            <text:p/>
          </draw:line>
          <draw:line draw:style-name="gr18" draw:text-style-name="P8" draw:layer="measurelines" svg:x1="27.5cm" svg:y1="12.75cm" svg:x2="28.7cm" svg:y2="12.75cm">
            <text:p/>
          </draw:line>
          <draw:line draw:style-name="gr18" draw:text-style-name="P8" draw:layer="measurelines" svg:x1="27.5cm" svg:y1="15.25cm" svg:x2="28.7cm" svg:y2="15.25cm">
            <text:p/>
          </draw:line>
        </draw:g>
        <draw:frame draw:style-name="gr19" draw:text-style-name="P9" draw:layer="layout" svg:width="1.907cm" svg:height="0.963cm" svg:x="26.965cm" svg:y="0.8cm">
          <draw:text-box>
            <text:p>542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线条箭头_20_1" draw:display-name="线条箭头 1" svg:viewBox="0 0 20 20" svg:d="M0 20l10-20 10 20z"/>
    <draw:marker draw:name="线条箭头_20_4" draw:display-name="线条箭头 4" svg:viewBox="0 0 20 20" svg:d="M0 20l10-20 10 20z"/>
    <draw:stroke-dash draw:name="Long_20_Dash" draw:display-name="Long Dash" draw:style="rect" draw:dots1="1" draw:dots1-length="4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0:03:20.391999246</meta:creation-date>
    <dc:date>2024-04-15T19:39:56.525024124</dc:date>
    <meta:editing-duration>PT2H23M40S</meta:editing-duration>
    <meta:editing-cycles>4</meta:editing-cycles>
    <meta:generator>LibreOffice/7.4.7.2$Linux_X86_64 LibreOffice_project/40$Build-2</meta:generator>
    <meta:document-statistic meta:object-count="286"/>
  </office:meta>
</office:document-meta>
</file>